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15097" officeooo:paragraph-rsid="00115097"/>
    </style:style>
    <style:style style:name="P2" style:family="paragraph" style:parent-style-name="Standard">
      <style:text-properties officeooo:rsid="001196ab" officeooo:paragraph-rsid="001196ab"/>
    </style:style>
    <style:style style:name="P3" style:family="paragraph" style:parent-style-name="Standard">
      <style:text-properties officeooo:rsid="0013529b" officeooo:paragraph-rsid="0013529b"/>
    </style:style>
    <style:style style:name="P4" style:family="paragraph" style:parent-style-name="Standard">
      <style:text-properties officeooo:rsid="00136bf7" officeooo:paragraph-rsid="00136bf7"/>
    </style:style>
    <style:style style:name="P5" style:family="paragraph" style:parent-style-name="Standard" style:list-style-name="L1">
      <style:text-properties officeooo:rsid="00115097" officeooo:paragraph-rsid="00115097"/>
    </style:style>
    <style:style style:name="P6" style:family="paragraph" style:parent-style-name="Standard">
      <style:text-properties officeooo:rsid="00115097" officeooo:paragraph-rsid="00115097"/>
    </style:style>
    <style:style style:name="P7" style:family="paragraph" style:parent-style-name="Standard" style:list-style-name="L1">
      <style:text-properties officeooo:rsid="001196ab" officeooo:paragraph-rsid="001196ab"/>
    </style:style>
    <style:style style:name="P8" style:family="paragraph" style:parent-style-name="Standard">
      <style:text-properties officeooo:rsid="001196ab" officeooo:paragraph-rsid="001196ab"/>
    </style:style>
    <style:style style:name="P9" style:family="paragraph" style:parent-style-name="Standard" style:list-style-name="L2">
      <style:text-properties officeooo:rsid="0013529b" officeooo:paragraph-rsid="0013529b"/>
    </style:style>
    <style:style style:name="P10" style:family="paragraph" style:parent-style-name="Standard" style:list-style-name="L2">
      <style:text-properties officeooo:rsid="00156c74" officeooo:paragraph-rsid="00156c74"/>
    </style:style>
    <style:style style:name="P11" style:family="paragraph" style:parent-style-name="Standard">
      <style:text-properties officeooo:rsid="0016c0be" officeooo:paragraph-rsid="0016c0be"/>
    </style:style>
    <style:style style:name="P12" style:family="paragraph" style:parent-style-name="Standard">
      <style:text-properties fo:font-weight="bold" officeooo:rsid="0016c0be" officeooo:paragraph-rsid="0016c0be" style:font-weight-asian="bold" style:font-weight-complex="bold"/>
    </style:style>
    <style:style style:name="P13" style:family="paragraph" style:parent-style-name="Standard" style:list-style-name="L4">
      <style:text-properties fo:font-weight="bold" officeooo:rsid="0019b251" officeooo:paragraph-rsid="0019b251" style:font-weight-asian="bold" style:font-weight-complex="bold"/>
    </style:style>
    <style:style style:name="P14" style:family="paragraph" style:parent-style-name="Standard">
      <style:text-properties fo:font-weight="bold" officeooo:rsid="00115097" officeooo:paragraph-rsid="00115097" style:font-weight-asian="bold" style:font-weight-complex="bold"/>
    </style:style>
    <style:style style:name="P15" style:family="paragraph" style:parent-style-name="Standard">
      <style:text-properties officeooo:rsid="00136bf7" officeooo:paragraph-rsid="00136bf7"/>
    </style:style>
    <style:style style:name="P16" style:family="paragraph" style:parent-style-name="Standard">
      <style:text-properties officeooo:rsid="00181493" officeooo:paragraph-rsid="00181493"/>
    </style:style>
    <style:style style:name="P17" style:family="paragraph" style:parent-style-name="Standard">
      <style:text-properties officeooo:rsid="0019b251" officeooo:paragraph-rsid="0019b251"/>
    </style:style>
    <style:style style:name="P18" style:family="paragraph" style:parent-style-name="Standard">
      <style:text-properties fo:font-weight="normal" officeooo:rsid="0019b251" officeooo:paragraph-rsid="0019b251" style:font-weight-asian="normal" style:font-weight-complex="normal"/>
    </style:style>
    <style:style style:name="P19" style:family="paragraph" style:parent-style-name="Standard">
      <style:text-properties style:text-underline-style="solid" style:text-underline-width="auto" style:text-underline-color="font-color" officeooo:rsid="00115097" officeooo:paragraph-rsid="00115097"/>
    </style:style>
    <style:style style:name="P20" style:family="paragraph" style:parent-style-name="Standard">
      <style:text-properties style:text-underline-style="solid" style:text-underline-width="auto" style:text-underline-color="font-color" officeooo:rsid="001196ab" officeooo:paragraph-rsid="001196ab"/>
    </style:style>
    <style:style style:name="P21" style:family="paragraph" style:parent-style-name="Standard">
      <style:text-properties style:text-underline-style="solid" style:text-underline-width="auto" style:text-underline-color="font-color" fo:font-weight="normal" officeooo:rsid="001b5e9b" officeooo:paragraph-rsid="001b5e9b" style:font-weight-asian="normal" style:font-weight-complex="normal"/>
    </style:style>
    <style:style style:name="P22" style:family="paragraph" style:parent-style-name="Standard">
      <style:text-properties style:text-underline-style="solid" style:text-underline-width="auto" style:text-underline-color="font-color" officeooo:rsid="0016c0be" officeooo:paragraph-rsid="0016c0be"/>
    </style:style>
    <style:style style:name="P23" style:family="paragraph" style:parent-style-name="Standard" style:list-style-name="L5">
      <style:text-properties style:text-underline-style="none" fo:font-weight="normal" officeooo:rsid="001b5e9b" officeooo:paragraph-rsid="001b5e9b" style:font-weight-asian="normal" style:font-weight-complex="normal"/>
    </style:style>
    <style:style style:name="P24" style:family="paragraph" style:parent-style-name="Standard">
      <style:text-properties officeooo:rsid="001c657b" officeooo:paragraph-rsid="001c657b"/>
    </style:style>
    <style:style style:name="P25" style:family="paragraph" style:parent-style-name="Standard" style:list-style-name="L6">
      <style:text-properties officeooo:rsid="001c657b" officeooo:paragraph-rsid="001c657b"/>
    </style:style>
    <style:style style:name="T1" style:family="text">
      <style:text-properties officeooo:rsid="00156780"/>
    </style:style>
    <style:style style:name="T2" style:family="text">
      <style:text-properties officeooo:rsid="0019b251"/>
    </style:style>
    <style:style style:name="T3" style:family="text">
      <style:text-properties officeooo:rsid="001c657b"/>
    </style:style>
    <style:style style:name="T4" style:family="text">
      <style:text-properties officeooo:rsid="001ccf5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Book</text:p>
      <text:p text:style-name="P1"/>
      <text:p text:style-name="P14">Mon Feb 5</text:p>
      <text:p text:style-name="P14"/>
      <text:p text:style-name="P21">Task List</text:p>
      <text:list xml:id="list6181785299191739819" text:style-name="L5">
        <text:list-item>
          <text:p text:style-name="P23"/>
        </text:list-item>
      </text:list>
      <text:p text:style-name="P1"/>
      <text:p text:style-name="P19">Finding Fringes</text:p>
      <text:p text:style-name="P1"/>
      <text:p text:style-name="P17">Observations:</text:p>
      <text:list xml:id="list3763229484910536314" text:style-name="L1">
        <text:list-item>
          <text:p text:style-name="P5">Setup the beam splitter to direct a portion of the beam to the first mirror</text:p>
        </text:list-item>
        <text:list-item>
          <text:p text:style-name="P5">Another portion was directed to the second mirror</text:p>
        </text:list-item>
        <text:list-item>
          <text:p text:style-name="P5">Placed in the compensator in the reflected leg of the mirror, to compensate for the path length difference due to the index of refraction</text:p>
        </text:list-item>
        <text:list-item>
          <text:p text:style-name="P5">Fringes are a very sensitive to vibration, tapping the table causes them to moves</text:p>
        </text:list-item>
        <text:list-item>
          <text:p text:style-name="P7">We noticed when changing the d distance of the laser the fringe pattern was moving</text:p>
        </text:list-item>
      </text:list>
      <text:p text:style-name="P2"/>
      <text:p text:style-name="P20">Calibration</text:p>
      <text:p text:style-name="P2"/>
      <text:p text:style-name="P17">Observations:</text:p>
      <text:list xml:id="list2312924036300075222" text:style-name="L2">
        <text:list-item>
          <text:p text:style-name="P9">Opened the script called “michelson_timestream.m” and ran the command “data = michelson_timestream(0.01, 0.001);”</text:p>
          <text:list>
            <text:list-item>
              <text:p text:style-name="P9">We were then prompted to select a pixel location, we tried to select a location that was not that saturated but still had enough information to see the fringes move</text:p>
            </text:list-item>
          </text:list>
        </text:list-item>
        <text:list-item>
          <text:p text:style-name="P10">We tried a range of spans and speeds</text:p>
          <text:list>
            <text:list-item>
              <text:p text:style-name="P10">Faster speed usually isn't better, found that we had errors when we were too slow</text:p>
            </text:list-item>
            <text:list-item>
              <text:p text:style-name="P10">Started with about 10 fringes and decided to try only 5 since we would see more movement as we changed the position of the laser</text:p>
            </text:list-item>
          </text:list>
        </text:list-item>
      </text:list>
      <text:p text:style-name="P3"/>
      <text:p text:style-name="P4">Q: Do you think the stage will move exactly to the position that you specify?</text:p>
      <text:p text:style-name="P4"/>
      <text:p text:style-name="P4">No because the laser is being moved with a stepper motor servo the distance can only change at discrete steps. If the stepper has incorporated micro stepping it can become more accurate but <text:span text:style-name="T1">there is still a control loop that may not be fully accurate.</text:span></text:p>
      <text:p text:style-name="P4"/>
      <text:p text:style-name="P16">Q: What does it mean to calibrate the translation stage? What two pieces of information do you need to <text:span text:style-name="T2">fi</text:span>nd the calibration factor?</text:p>
      <text:p text:style-name="P16"/>
      <text:p text:style-name="P17">&lt; TODO formula for calibration factor&gt;</text:p>
      <text:p text:style-name="P17"/>
      <text:p text:style-name="P17"/>
      <text:p text:style-name="P1"/>
      <text:p text:style-name="P12">Mon Feb 26</text:p>
      <text:p text:style-name="P12"/>
      <text:p text:style-name="P18">Task <text:span text:style-name="T3">List</text:span>:</text:p>
      <text:list xml:id="list2546769578765981567" text:style-name="L4">
        <text:list-item>
          <text:p text:style-name="P13"/>
        </text:list-item>
      </text:list>
      <text:p text:style-name="P1"/>
      <text:p text:style-name="P22">Determining Wavelength of Sodium</text:p>
      <text:p text:style-name="P11"><text:soft-page-break/></text:p>
      <text:p text:style-name="P24">Observations:</text:p>
      <text:list xml:id="list3325076806655638534" text:style-name="L6">
        <text:list-item>
          <text:p text:style-name="P25">Placed sodium lamp in front of the laser, then put the diffuser in front of the sodium lamp</text:p>
        </text:list-item>
        <text:list-item>
          <text:p text:style-name="P25">We used the lens to collimate the light from the sodium lamp</text:p>
        </text:list-item>
        <text:list-item>
          <text:p text:style-name="P25">We place<text:span text:style-name="T4">d</text:span> on the apeture changing component for the camera on and used the metal post in the mirror to align the <text:span text:style-name="T4">two beam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5T15:15:12.935864942</meta:creation-date>
    <dc:date>2018-02-26T15:21:45.797601693</dc:date>
    <meta:editing-duration>PT1H4S</meta:editing-duration>
    <meta:editing-cycles>6</meta:editing-cycles>
    <meta:generator>LibreOffice/4.3.7.2$Linux_X86_64 LibreOffice_project/430$Build-2</meta:generator>
    <meta:document-statistic meta:table-count="0" meta:image-count="0" meta:object-count="0" meta:page-count="2" meta:paragraph-count="30" meta:word-count="347" meta:character-count="1875" meta:non-whitespace-character-count="1570"/>
  </office:meta>
</office:document-meta>
</file>